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2" style:family="paragraph" style:parent-style-name="Text_20_body">
      <style:paragraph-properties fo:margin-top="0.199cm" fo:margin-bottom="0cm" fo:line-height="100%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 style:master-page-name="Standard">
      <style:paragraph-properties fo:margin-top="0.3cm" fo:margin-bottom="0cm" fo:text-align="start" style:justify-single-word="false" style:page-number="auto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fo:text-transform="lowercase"/>
    </style:style>
    <style:style style:name="T7" style:family="text">
      <style:text-properties fo:color="#0000ff" fo:font-weight="bold" style:font-weight-asian="bold"/>
    </style:style>
    <style:style style:name="T8" style:family="text">
      <style:text-properties fo:color="#000000" fo:language="zxx" fo:country="none" style:language-asian="zxx" style:country-asian="non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string" office:string-value="cer93_qual" text:name="cer93_qual"/>
        <text:user-field-decl office:value-type="string" office:string-value="" text:name="contratinsertion_dd_ci"/>
        <text:user-field-decl office:value-type="string" office:string-value="cer93_duree" text:name="cer93_duree"/>
        <text:user-field-decl office:value-type="string" office:string-value="" text:name="contratinsertion_observ_ci"/>
        <text:user-field-decl office:value-type="string" office:string-value="" text:name="contratinsertion_df_ci"/>
        <text:user-field-decl office:value-type="string" office:string-value="cer93_codepos" text:name="cer93_codepos"/>
        <text:user-field-decl office:value-type="string" office:string-value="cer93_nomcom" text:name="cer93_nomcom"/>
        <text:user-field-decl office:value-type="string" office:string-value="cer93_adresse" text:name="cer93_adresse"/>
        <text:user-field-decl office:value-type="string" office:string-value="" text:name="cer93_nom"/>
        <text:user-field-decl office:value-type="string" office:string-value="" text:name="cer93_prenom"/>
        <text:user-field-decl office:value-type="string" office:string-value="" text:name="cer93_histochoixcer93_2_isrejet"/>
        <text:user-field-decl office:value-type="string" office:string-value="" text:name="cer93_histochoixcer93_3_isrejet"/>
        <text:user-field-decl office:value-type="string" office:string-value="" text:name="cer93_histochoixcer93_1_isrejet"/>
        <text:user-field-decl office:value-type="string" office:string-value="" text:name="cer93_histochoixcer93_1_commentairenormecer93_0_modified"/>
        <text:user-field-decl office:value-type="string" office:string-value="" text:name="cer93_histochoixcer93_2_commentaire"/>
        <text:user-field-decl office:value-type="string" office:string-value="" text:name="cer93_histochoixcer93_1_commentaire"/>
        <text:user-field-decl office:value-type="string" office:string-value="" text:name="cer93_histochoixcer93_3_commentaire"/>
        <text:user-field-decl office:value-type="string" office:string-value="" text:name="cer93_histochoixcer93_3_decisioncs"/>
        <text:user-field-decl office:value-type="string" office:string-value="" text:name="cer93_histochoixcer93_3_cadre"/>
        <text:user-field-decl office:value-type="string" office:string-value="" text:name="cer93_histochoixcer93_3_decisioncadre"/>
        <text:user-field-decl office:value-type="string" office:string-value="" text:name="cer93_histochoixcer93_1_observationdecision"/>
        <text:user-field-decl office:value-type="string" office:string-value="" text:name="cer93_histochoixcer93_2_observationdecision"/>
        <text:user-field-decl office:value-type="string" office:string-value="" text:name="cer93_histochoixcer93_3_observationdecision"/>
        <text:user-field-decl office:value-type="string" office:string-value="" text:name="cer93_histochoixcer93_4_observationdecision"/>
        <text:user-field-decl office:value-type="string" office:string-value="" text:name="cer93_histochoixcer93_4_commentairenormecer93"/>
        <text:user-field-decl office:value-type="string" office:string-value="" text:name="cer93_histochoixcer93_4_commentaire"/>
        <text:user-field-decl office:value-type="string" office:string-value="" text:name="cer93_histochoixcer93_0_commentaire"/>
        <text:user-field-decl office:value-type="string" office:string-value="" text:name="cer93_histochoixcer93_0_decisioncs"/>
        <text:user-field-decl office:value-type="string" office:string-value="" text:name="cer93_histochoixcer93_1_decisioncs"/>
        <text:user-field-decl office:value-type="string" office:string-value="" text:name="cer93_histochoixcer93_2_decisioncs"/>
        <text:user-field-decl office:value-type="string" office:string-value="" text:name="cer93_histochoixcer93_4_decisioncs"/>
        <text:user-field-decl office:value-type="string" office:string-value="" text:name="cer93_observationdecision"/>
        <text:user-field-decl office:value-type="string" office:string-value="" text:name="cer93_histochoixcer93__observationdecision"/>
        <text:user-field-decl office:value-type="string" office:string-value="" text:name="Cer93__observationdecision"/>
        <text:user-field-decl office:value-type="string" office:string-value="" text:name="cer93_histochoixcer93_6_observationdecis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2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3"/>
            </table:table-cell>
            <table:table-cell table:style-name="Tableau1.B1" office:value-type="string">
              <text:p text:style-name="P14"><text:user-field-get text:name="cer93_qual"/> <text:user-field-get text:name="cer93_prenom"/> <text:user-field-get text:name="cer93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8">DPAS/SIS/N° CAF </text:span><text:span text:style-name="T8"><text:user-field-get text:name="dossier_matricule"/></text:span></text:p>
              <text:p text:style-name="P7"><text:text-input text:description=""/> <text:user-field-get text:name="user_prenom"/> <text:user-field-get text:name="user_nom"/></text:p>
              <text:p text:style-name="P7"><text:text-input text:description=""/> <text:user-field-get text:name="user_numtel"/></text:p>
              <text:p text:style-name="P6"/>
              <text:p text:style-name="P6"/>
              <text:p text:style-name="P6"/>
              <text:p text:style-name="P6"/>
              <text:p text:style-name="P3">Bobigny le <text:date style:data-style-name="N36" text:date-value="2013-07-08T10:32:57.37"/></text:p>
            </table:table-cell>
            <table:table-cell table:style-name="Tableau1.B3" office:value-type="string">
              <text:p text:style-name="P5"><text:user-field-get text:name="cer93_adresse"/></text:p>
              <text:p text:style-name="P9"><text:span text:style-name="T6"><text:user-field-get text:name="cer93_codepos"/></text:span><text:span text:style-name="T6"> </text:span><text:span text:style-name="T6"><text:user-field-get text:name="cer93_nomcom"/></text:span></text:p>
            </table:table-cell>
          </table:table-row>
        </table:table>
        <text:p text:style-name="P2"/>
        <text:p text:style-name="P4">Courrier : decision_rejete.odt</text:p>
        <text:p text:style-name="P4"/>
        <text:p text:style-name="P4"><text:bookmark-start text:name="__DdeLink__76_1995454951"/><text:user-field-get text:name="cer93_qual"/><text:bookmark-end text:name="__DdeLink__76_1995454951"/>,</text:p>
        <text:p text:style-name="P4"/>
        <text:p text:style-name="P8">Le <text:user-field-get text:name="contratinsertion_dd_ci"/> vous avez signé un Contrat d’Engagement Réciproque (CER), pour une durée de <text:user-field-get text:name="cer93_duree"/>.</text:p>
        <text:p text:style-name="P4">Ce contrat est rejeté par le Président du Conseil général pour le motif suivant :</text:p>
        <text:p text:style-name="P4"/>
        <text:p text:style-name="P4"><text:hidden-paragraph text:condition="ooow:cer93_observationdecision ==&quot;&quot;" text:is-hidden="true"/><text:user-field-get text:name="cer93_observationdecision"/></text:p>
        <text:p text:style-name="P4"><text:hidden-paragraph text:condition="ooow:cer93_observationdecision ==&quot;&quot;" text:is-hidden="true"/></text:p>
        <text:p text:style-name="P4">Je vous invite à refaire un nouveau CER avec l’aide de votre service référent.</text:p>
        <text:p text:style-name="P4"/>
        <text:p text:style-name="P10"><text:span text:style-name="T5">Sans nouvelle proposition de CER de votre part, vous vous exposez à une suspension en tout ou partie du versement de votre Revenu de Solidarité Active comme le prévoit la loi</text:span><text:span text:style-name="Footnote_20_Symbol"><text:span text:style-name="T5"><text:note text:id="ftn1" text:note-class="footnote"><text:note-citation>1</text:note-citation><text:note-body><text:p text:style-name="Footnote"><text:s/><text:span text:style-name="T3">Article L262-35 du code de l’Action Sociale et des Familles</text:span></text:p></text:note-body></text:note></text:span></text:span></text:p>
        <text:p text:style-name="P4"/>
        <text:p text:style-name="P4">Je vous prie d’agréer, <text:user-field-get text:name="cer93_qual"/>,<text:span text:style-name="T7"> </text:span>l’expression de mes salutations distinguées.</text:p>
        <text:p text:style-name="P4"/>
        <text:p text:style-name="P4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="100%"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="100%"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3-07-08T10:32:57.32</dc:date>
    <dc:creator>Harry ZARKA</dc:creator>
    <meta:editing-duration>PT6H56M31S</meta:editing-duration>
    <meta:editing-cycles>113</meta:editing-cycles>
    <meta:generator>OpenOffice.org/3.4.1$Win32 OpenOffice.org_project/341m1$Build-9593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35" meta:character-count="828"/>
  </office:meta>
</office:document-meta>
</file>